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18cm solid #000000"/>
    </style:style>
    <style:style style:name="podHeader" style:family="table-cell">
      <style:table-cell-properties fo:padding="0.1cm" fo:border="0.018cm solid #000000" fo:background-color="#e6e6e6"/>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14876880275418.1" style:family="table-column">
      <style:table-column-properties style:rel-column-width="47138*"/>
    </style:style>
    <style:style style:name="Table14876880275418.2" style:family="table-column">
      <style:table-column-properties style:rel-column-width="18395*"/>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 text:style-name="podNumberItem">Test du champ kupu<text:line-break/>A la ligne 1, j'y suis</text:p>
          <text:list text:style-name="podNumberedList">
            <text:list-item>
              <text:p text:style-name="podNumberItem">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 text:style-name="podNumberItem">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 text:style-name="podNumberItem">Ligne 2 tout court</text:p>
          <text:list text:style-name="podNumberedList">
            <text:list-item>
              <text:p text:style-name="podNumberItem">Ligne bullet dg fg dgd fgdf gdfg dgq fg fgfq gfqd gfqg qfg qgkqlglk lgkl fkgkfq lmgkl mfqfkglmfk gmlqf gmlqfgml kfmglk qmglk qmlgk qmlgkqmflgk qmlqg fmdlmslgk mlsgml fskfmglk gmlkflmg ksfmlgk mlsgk</text:p>
            </text:list-item>
            <text:list-item>
              <text:p text:style-name="podNumberItem">dsfl kqfs dmflm dsfsdf lskfmls dkflmsdkf sdlmkf dslmfk sdmlfksd mlfksdmfl ksflmksdflmd slfmskd lsmlfk mlsdfkl mskfmlsfk lmskfsfs</text:p>
            </text:list-item>
            <text:list-item>
              <text:p text:style-name="podNumberItem">fmlsdm ùfkùds fldsf ùsfsdmfù mdsfù msdùfms</text:p>
            </text:list-item>
            <text:list-item>
              <text:p text:style-name="podNumberItem">fds fsd fdsf sdfds fsmd fmjdfklm sdflmkd lfqlmklmdsqkflmq dskflmkd slmgkqdfmglklfmgksmldgk dmlsgdkdlm fgkmdl fkgdmlfsgk mlfgksmdl fgkmldsf klmmdfkg mlsdfkgml skfdgml skgmlkfd smlgksd mlkgml kml</text:p>
            </text:list-item>
            <text:list-item>
              <text:p text:style-name="podNumberItem">lgd ksmlgjk mlsdfgkml sdfkglm kdsfmlgk dlmskgsldmgk lms</text:p>
            </text:list-item>
          </text:list>
        </text:list-item>
        <text:list-item>
          <text:p text:style-name="podNumberItem">Ligne 3 tout court</text:p>
        </text:list-item>
      </text:list>
      <text:p><text:line-break/></text:p>
      <text:p text:style-name="Standard"/>
      <text:list text:style-name="podNumberedList" text:continue-numbering="false">
        <text:list-item text:start-value="1">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name="Table14876880275418" table:style-name="podTable">
        <table:table-column table:style-name="Table14876880275418.1"/>
        <table:table-column table:style-name="Table14876880275418.2"/>
        <table:table-row>
          <table:table-cell table:style-name="podCell">
            <text:p text:style-name="podCellContent"><text:span text:style-name="CS1">Etablissement</text:span></text:p>
          </table:table-cell>
          <table:table-cell table:style-name="podCell">
            <text:p text:style-name="CS2"><text:span text:style-name="CS1">CRAC II Phase II</text:span></text:p>
          </table:table-cell>
        </table:table-row>
        <table:table-row>
          <table:table-cell table:style-name="podCell">
            <text:p text:style-name="podCellContent">C.H. Chrétien Liège</text:p>
          </table:table-cell>
          <table:table-cell table:style-name="podCell">
            <text:p text:style-name="CS2">11.097.377</text:p>
          </table:table-cell>
        </table:table-row>
        <table:table-row>
          <table:table-cell table:style-name="podCell">
            <text:p text:style-name="podCellContent">Hôp. St-Joseph, Ste-Thérèse et IMTR Gilly</text:p>
          </table:table-cell>
          <table:table-cell table:style-name="podCell">
            <text:p text:style-name="CS2">8.297.880</text:p>
          </table:table-cell>
        </table:table-row>
      </table:table>
      <text:list text:style-name="podNumberedList" text:continue-numbering="true">
        <text:line-break/>
        <text:list-item>
          <text:p text:style-name="podNumberItem">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CS3">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text:p>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CS4">Programmes FSE Convergence et Compétitivité régionale et emploi.</text:span></text:p>
      <text:p><text:span text:style-name="CS4">Axe 1, mesure 1, et Axe 2, mesures 2, 3, 4 et 5 : formation.</text:span></text:p>
      <text:p><text:span text:style-name="CS4">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Standard" style:class="extra">
      <style:paragraph-properties fo:margin-top="0cm" fo:margin-bottom="0cm" text:number-lines="false" text:line-number="0"/>
      <style:text-properties fo:font-size="8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CS1" style:family="text">
      <style:text-properties fo:font-weight="bold"/>
    </style:style>
    <style:style style:name="CS2" style:family="paragraph" style:parent-style-name="Standard">
      <style:paragraph-properties fo:text-align="center"/>
    </style:style>
    <style:style style:name="CS3" style:family="text">
      <style:text-properties style:text-position="super 58%"/>
    </style:style>
    <style:style style:name="CS4" style:family="text">
      <style:text-properties fo:font-weight="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